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736in"/>
    </style:style>
    <style:style style:name="co4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Method</text:p>
          </table:table-cell>
          <table:table-cell table:style-name="ce5" office:value-type="string">
            <text:p>Implemented</text:p>
          </table:table-cell>
          <table:table-cell table:style-name="ce5" table:number-columns-repeated="1022"/>
        </table:table-row>
        <table:table-row table:style-name="ro2">
          <table:table-cell table:style-name="ce2" office:value-type="string">
            <text:p>WebGLContextAttributes getContextAttributes(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oolean isContextLost(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OMString[] getSupportedExtensions(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bject getExtension(DOMString 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activeTexture(GLenum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at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indAttribLocation(WebGLProgram program, GLuint index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indBuffer(GLenum target, 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indFramebuffer(GLenum target, 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indRenderbuffer(GLenum target, WebGLRenderbuffer render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indTexture(GLenum target, 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Color(GLclampf red, GLclampf green, GLclampf blue, GLclampf alpha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lendEquation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EquationSeparate(GLenum modeRGB, GLenum modeAlpha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lendFunc(GLenum sfactor, GLenum dfacto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blendFuncSeparate(GLenum srcRGB, GLenum dstRGB, GLenum srcAlpha, GLenum dstAlpha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ufferData(GLenum target, GLsizeiptr size, GLenum usag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ufferData(GLenum target, ArrayBufferView data, GLenum usag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ufferData(GLenum target, ArrayBuffer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ufferSubData(GLenum target, GLintptr offset, ArrayBufferView data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bufferSubData(GLenum target, GLintptr offset, ArrayBuffer dat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Glenum checkFramebufferStatus(GLenum target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clear(GLbitfield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lear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learDepth(GLclampf dep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learStencil(GLint 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colorMask(GLboolean red, GLboolean green, GLboolean blue, GLboolean alpha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compil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copyTexImage2D(GLenum target, GLint level, GLenum internalformat, GLint x, GLint y, GLsizei width, GLsizei height, GLint border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copyTexSubImage2D(GLenum target, GLint level, GLint xoffset, GLint yoffset, GLint x, GLint y, GLsizei width, GLsizei height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ebGLBuffer creat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bGLFramebuffer createFram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bGLProgram createProgram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bGLRenderbuffer createRenderbuffer(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ebGLShader createShader(GLenum typ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bGLTexture createTexture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ullFace(GLenum mod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Buffer(WebGLBuffer 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Framebuffer(WebGLFramebuffer frame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Program(WebGLProgram program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Renderbuffer(WebGLRenderbuffer render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Shader(WebGLShader shad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leteTexture(WebGLTexture textur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pthFunc(GLenum func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depthMask(GLboolean flag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pthRange(GLclampf zNear, GLclampf zFa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etachShader(WebGLProgram program, WebGLShader shad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is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disableVertexAttribArray(GLuint index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drawArrays(GLenum mode, GLint first, GLsizei coun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drawElements(GLenum mode, GLsizei count, GLenum typ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en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en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inish(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flu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framebufferRenderbuffer(GLenum target, GLenum attachment, GLenum renderbuffertarget, WebGLRenderbuffer renderbuffer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framebufferTexture2D(GLenum target, GLenum attachment, GLenum textarget, WebGLTexture texture, GLint level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ontFace(GLenum mod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generateMipmap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ebGLActiveInfo getActiveAttrib(WebGLProgram program, GLuint index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ebGLActiveInfo getActiveUniform(WebGLProgram program, GLuint index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ebGLShader[ ] getAttachedShaders(WebGLProgram program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int getAttrib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Parameter(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BufferParameter(GLenum target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enum getErro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any getFramebufferAttachmentParameter(GLenum target, GLenum attachment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ProgramParameter(WebGLProgram program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String getProgramInfoLog(WebGLProgram program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RenderbufferParameter(GLenum target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ShaderParameter(WebGLShader shader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String getShaderInfoLog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OMString getShaderSource(WebGLShader shad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TexParameter(GLenum target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ny getUniform(WebGLProgram program, WebGLUniformLocation loca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ebGLUniformLocation getUniform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VertexAttrib(GLuint index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sizeiptr getVertexAttribOffset(GLuint index, GLenum pnam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hint(GLenum target, GLenum mod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Buffer(WebGLBuffer 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Enabled(GLenum cap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Framebuffer(WebGLFramebuffer frame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Program(WebGLProgram program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Renderbuffer(WebGLRenderbuffer render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Shader(WebGLShader shad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lboolean isTexture(WebGLTexture texture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lineWidth(GLfloat width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link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pixelStorei(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polygonOffset(GLfloat factor, GLfloat unit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readPixels(GLint x, GLint y, GLsizei width, GLsizei height, GLenum format, GLenum type, ArrayBufferView pixel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renderbufferStorage(GLenum target, GLenum internalformat, GLsizei width, GLsizei height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ampleCoverage(GLclampf value, GLboolean invert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cissor(GLint x, GLint y, GLsizei width, GLsizei height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haderSource(WebGLShader shader, DOMString sourc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stencilFunc(GLenum func, GLint ref, GLuint mask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tencilFuncSeparate(GLenum face, GLenum func, GLint ref, GLuint mask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tencilMask(GLuint mask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tencilMaskSeparate(GLenum face, GLuint mask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stencilOp(GLenum fail, GLenum zfail, GLenum zpass);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void stencilOpSeparate(GLenum face, GLenum fail, GLenum zfail, GLenum zpass);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void texImage2D(GLenum target, GLint level, GLenum internalformat, GLsizei width, GLsizei height, GLint border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texImage2D(GLenum target, GLint level, GLenum internalforma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texImage2D(GLenum target, GLint level, GLenum internalformat, GLenum format, GLenum type, HTMLImageElement image) raises (DOMException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Image2D(GLenum target, GLint level, GLenum internalformat, GLenum format, GLenum type, HTMLCanvasElement canvas) raises (DOMException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Image2D(GLenum target, GLint level, GLenum internalformat, GLenum format, GLenum type, HTMLVideoElement video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Parameterf(GLenum target, GLenum pname, GLfloa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Parameteri(GLenum target, 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void texSubImage2D(GLenum target, GLint level, GLint xoffset, GLint yoffset, GLsizei width, GLsizei height, GLenum format, GLenum type, ArrayBufferView pixel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SubImage2D(GLenum target, GLint level, GLint xoffset, GLint yoffset, GLenum format, GLenum type, ImageData pixel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SubImage2D(GLenum target, GLint level, GLint xoffset, GLint yoffset, GLenum format, GLenum type, HTMLImageElement image) raises (DOMException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SubImage2D(GLenum target, GLint level, GLint xoffset, GLint yoffset, GLenum format, GLenum type, HTMLCanvasElement canvas) raises (DOMException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texSubImage2D(GLenum target, GLint level, GLint xoffset, GLint yoffset, Glenum format, GLenum type, HTMLVideoElement video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uniform1f(WebGLUniformLocation location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1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1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1i(WebGLUniformLocation location, GLin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1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1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f(WebGLUniformLocation location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i(WebGLUniformLocation location, GLint x, GLin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2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f(WebGLUniformLocation location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i(WebGLUniformLocation location, GLint x, GLint y, GLin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3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4f(WebGLUniformLocation location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4i(WebGLUniformLocation location, GLint x, GLint y, GLint z, GLin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2fv(WebGLUniformLocation location, GLboolean transpose, <text:s/>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2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3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3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4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void uniformMatrix4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s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validateProgram(WebGLProgram program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1f(GLuint indx, GLfloat x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1fv(GLuint indx, FloatArray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1fv(GLuint indx, sequence&lt;float&gt;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2f(GLuint indx, GLfloat x, GLfloat y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2fv(GLuint indx, FloatArray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2fv(GLuint indx, sequence&lt;float&gt;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3f(GLuint indx, GLfloat x, GLfloat y, GLfloat z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3fv(GLuint indx, FloatArray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3fv(GLuint indx, sequence&lt;float&gt;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4f(GLuint indx, GLfloat x, GLfloat y, GLfloat z, GLfloat w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4fv(GLuint indx, FloatArray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4fv(GLuint indx, sequence&lt;float&gt; value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vertexAttribPointer(GLuint indx, GLint size, GLenum type, GLboolean normalized, GLsizei strid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viewport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3" table:formula="of:=COUNTA([.A2:.A160])" office:value-type="float" office:value="159">
            <text:p>159</text:p>
          </table:table-cell>
          <table:table-cell table:style-name="ce6" table:formula="of:=SUM([.B2:.B160])" office:value-type="float" office:value="71">
            <text:p>71</text:p>
          </table:table-cell>
          <table:table-cell table:number-columns-repeated="1022"/>
        </table:table-row>
        <table:table-row table:style-name="ro2">
          <table:table-cell/>
          <table:table-cell table:style-name="ce7" table:formula="of:=SUM([.B2:.B160])/COUNTA([.A2:.A160])" office:value-type="percentage" office:value="0.446540880503145">
            <text:p>45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xtra methods (DOM...)</text:p>
          </table:table-cell>
          <table:table-cell table:number-columns-repeated="1023"/>
        </table:table-row>
        <table:table-row table:style-name="ro2">
          <table:table-cell office:value-type="string">
            <text:p>Image</text:p>
          </table:table-cell>
          <table:table-cell office:value-type="string">
            <text:p>½</text:p>
          </table:table-cell>
          <table:table-cell office:value-type="string">
            <text:p>missing correct events usage</text:p>
          </table:table-cell>
          <table:table-cell table:number-columns-repeated="1021"/>
        </table:table-row>
        <table:table-row table:style-name="ro2">
          <table:table-cell office:value-type="string">
            <text:p>Mouse events</text:p>
          </table:table-cell>
          <table:table-cell table:number-columns-repeated="1023"/>
        </table:table-row>
        <table:table-row table:style-name="ro2">
          <table:table-cell office:value-type="string">
            <text:p>Keyboard events</text:p>
          </table:table-cell>
          <table:table-cell table:number-columns-repeated="1023"/>
        </table:table-row>
        <table:table-row table:style-name="ro2">
          <table:table-cell office:value-type="string">
            <text:p>Document / canvas objects</text:p>
          </table:table-cell>
          <table:table-cell table:number-columns-repeated="1023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3:4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Bourges-Sevenier</meta:initial-creator>
    <meta:creation-date>2011-12-14T11:55:29</meta:creation-date>
    <dc:date>2011-12-15T13:42:51</dc:date>
    <dc:creator>Mikael Bourges-Sevenier</dc:creator>
    <meta:editing-duration>PT3H28M9S</meta:editing-duration>
    <meta:editing-cycles>7</meta:editing-cycles>
    <meta:generator>LibreOffice/3.4$Unix LibreOffice_project/340m1$Build-402</meta:generator>
    <meta:document-statistic meta:table-count="3" meta:cell-count="245" meta:object-count="0"/>
  </office:meta>
</office:document-meta>
</file>